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1.056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2.4cm"/>
    </style:style>
    <style:style style:name="gr3" style:family="graphic" style:parent-style-name="standard">
      <style:graphic-properties draw:stroke="dash" draw:stroke-dash="Fine_20_Dashed" draw:fill-color="#00a6a8" draw:textarea-horizontal-align="justify" draw:textarea-vertical-align="middle" draw:auto-grow-height="false" fo:min-height="1.55cm" fo:min-width="2.3cm"/>
    </style:style>
    <style:style style:name="gr4" style:family="graphic" style:parent-style-name="standard">
      <style:graphic-properties draw:stroke="dash" draw:stroke-dash="Fine_20_Dashed" draw:fill-color="#00a6a8" draw:textarea-horizontal-align="justify" draw:textarea-vertical-align="middle" draw:auto-grow-height="false" fo:min-height="1.55cm" fo:min-width="2.4cm"/>
    </style:style>
    <style:style style:name="gr5" style:family="graphic" style:parent-style-name="objectwithoutfill">
      <style:graphic-properties svg:stroke-color="#000000" draw:marker-start="Arrow" draw:marker-end="" draw:marker-end-width="0.3cm" draw:fill="none" draw:textarea-vertical-align="top"/>
    </style:style>
    <style:style style:name="gr6" style:family="graphic" style:parent-style-name="objectwithoutfill">
      <style:graphic-properties draw:marker-end="Arrow" draw:marker-end-width="0.3cm" draw:fill="none" draw:textarea-vertical-align="bottom"/>
    </style:style>
    <style:style style:name="gr7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" draw:marker-end="Arrow" draw:marker-end-width="0.3cm" draw:fill="none" draw:textarea-vertical-align="botto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85cm" fo:min-width="7.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none" draw:fill="none" fo:min-height="0.836cm" fo:min-width="7.277cm"/>
    </style:style>
    <style:style style:name="gr13" style:family="graphic" style:parent-style-name="objectwithoutfill">
      <style:graphic-properties draw:stroke="none" draw:fill="none" fo:min-height="0.836cm" fo:min-width="7.326cm"/>
    </style:style>
    <style:style style:name="gr14" style:family="graphic" style:parent-style-name="objectwithoutfill">
      <style:graphic-properties svg:stroke-color="#000000" draw:marker-start="Arrow" draw:marker-end="" draw:marker-end-width="0.3cm" draw:fill="none" draw:textarea-vertical-align="middle"/>
    </style:style>
    <style:style style:name="gr15" style:family="graphic" style:parent-style-name="objectwithoutfill">
      <style:graphic-properties draw:stroke="none" draw:fill="none" fo:min-height="0.836cm" fo:min-width="8.552cm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a6a8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2.2cm" svg:height="2.1cm" svg:x="1.5cm" svg:y="10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xml:id="id2" draw:id="id2" draw:layer="layout" svg:width="2.9cm" svg:height="1.8cm" svg:x="8.7cm" svg:y="3.5cm">
          <text:p text:style-name="P1">商户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2.8cm" svg:height="1.8cm" svg:x="20.8cm" svg:y="10.3cm">
          <text:p text:style-name="P1">易付通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2.9cm" svg:height="1.8cm" svg:x="8.6cm" svg:y="16.8cm">
          <text:p text:style-name="P1">腾讯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2.6cm" svg:y1="10.1cm" svg:x2="8.7cm" svg:y2="4.4cm" draw:start-shape="id1" draw:start-glue-point="4" draw:end-shape="id2" draw:end-glue-point="5" svg:d="M2600 10100v-5700h6100" svg:viewBox="0 0 6101 5701">
          <text:p text:style-name="P1">10.发货</text:p>
        </draw:connector>
        <draw:connector draw:style-name="gr6" draw:text-style-name="P3" draw:layer="layout" svg:x1="8.6cm" svg:y1="17.7cm" svg:x2="2.6cm" svg:y2="12.2cm" draw:start-shape="id3" draw:start-glue-point="5" draw:end-shape="id1" draw:end-glue-point="8" svg:d="M8600 17700h-6000v-5500" svg:viewBox="0 0 6001 5501">
          <text:p text:style-name="P1">8.发送支付结果通知</text:p>
        </draw:connector>
        <draw:connector draw:style-name="gr7" draw:text-style-name="P3" draw:layer="layout" draw:type="line" svg:x1="10.15cm" svg:y1="5.3cm" svg:x2="3.378cm" svg:y2="10.407cm" draw:start-shape="id2" draw:start-glue-point="6" draw:end-shape="id1" draw:end-glue-point="11" svg:d="M10150 5300l-6772 5107" svg:viewBox="0 0 6773 5108">
          <text:p text:style-name="P1">3.用户扫描二维码</text:p>
          <text:p text:style-name="P1">(微信客户端)</text:p>
        </draw:connector>
        <draw:connector draw:style-name="gr8" draw:text-style-name="P3" draw:layer="layout" svg:x1="11.5cm" svg:y1="17.7cm" svg:x2="22.2cm" svg:y2="12.1cm" draw:start-shape="id3" draw:start-glue-point="7" draw:end-shape="id4" draw:end-glue-point="6" svg:d="M11500 17700h10700v-5600" svg:viewBox="0 0 10701 5601">
          <text:p text:style-name="P1">7.发送支付通知</text:p>
        </draw:connector>
        <draw:connector draw:style-name="gr9" draw:text-style-name="P5" draw:layer="layout" draw:type="curve" draw:line-skew="-1.558cm -2.01cm" svg:x1="10.15cm" svg:y1="3.5cm" svg:x2="8.7cm" svg:y2="4.4cm" draw:start-shape="id2" draw:end-shape="id2" draw:end-glue-point="5" svg:d="M10150 3500c0-3088-1981-2574-3285-1577s-1931 2477 1835 2477" svg:viewBox="0 0 4297 3248">
          <text:p text:style-name="P4">2.展示二维码</text:p>
        </draw:connector>
        <draw:connector draw:style-name="gr9" draw:text-style-name="P3" draw:layer="layout" draw:type="curve" draw:line-skew="-0.711cm 0.61cm" svg:x1="8.6cm" svg:y1="17.7cm" svg:x2="10.05cm" svg:y2="18.6cm" draw:start-shape="id3" draw:start-glue-point="5" draw:end-shape="id3" draw:end-glue-point="6" svg:d="M8600 17700c-1818 0-1515 1006-698 1648s2148 920 2148-748" svg:viewBox="0 0 2794 2150">
          <text:p text:style-name="P1">6.校验并进行扣款</text:p>
        </draw:connector>
        <draw:custom-shape draw:style-name="gr3" draw:text-style-name="P2" xml:id="id5" draw:id="id5" draw:layer="layout" svg:width="2.8cm" svg:height="1.8cm" svg:x="24.8cm" svg:y="10.3cm">
          <text:p text:style-name="P1">NO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8.1cm" svg:height="3.1cm" svg:x="20.1cm" svg:y="9.6cm">
          <text:p/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22.2cm" svg:y1="10.3cm" svg:x2="11.6cm" svg:y2="4.4cm" draw:start-shape="id4" draw:start-glue-point="4" draw:end-shape="id2" draw:end-glue-point="7" svg:d="M22200 10300v-5900h-10600" svg:viewBox="0 0 10601 5901">
          <text:p/>
        </draw:connector>
        <draw:frame draw:style-name="gr12" draw:text-style-name="P7" draw:layer="layout" svg:width="7.777cm" svg:height="1.086cm" svg:x="13.231cm" svg:y="4.714cm">
          <draw:text-box>
            <text:p text:style-name="P6">1.生成二维码(交易URL)</text:p>
          </draw:text-box>
        </draw:frame>
        <draw:frame draw:style-name="gr13" draw:text-style-name="P7" draw:layer="layout" svg:width="7.826cm" svg:height="1.086cm" svg:x="6.438cm" svg:y="9.914cm">
          <draw:text-box>
            <text:p text:style-name="P6">4.支付订单(金额+密码)</text:p>
          </draw:text-box>
        </draw:frame>
        <draw:connector draw:style-name="gr14" draw:text-style-name="P3" draw:layer="layout" draw:type="line" svg:x1="10.05cm" svg:y1="16.8cm" svg:x2="22.2cm" svg:y2="12.1cm" draw:start-shape="id3" draw:start-glue-point="4" draw:end-shape="id4" draw:end-glue-point="6" svg:d="M10050 16800l12150-4700" svg:viewBox="0 0 12151 4701">
          <text:p text:style-name="P1">5.调用支付接口进行支付</text:p>
        </draw:connector>
        <draw:connector draw:style-name="gr11" draw:text-style-name="P3" draw:layer="layout" draw:type="line" svg:x1="22.2cm" svg:y1="10.3cm" svg:x2="10.15cm" svg:y2="5.3cm" draw:start-shape="id4" draw:start-glue-point="4" draw:end-shape="id2" draw:end-glue-point="6" svg:d="M22200 10300l-12050-5000" svg:viewBox="0 0 12051 5001">
          <text:p/>
        </draw:connector>
        <draw:frame draw:style-name="gr15" draw:text-style-name="P7" draw:layer="layout" svg:width="9.052cm" svg:height="1.086cm" svg:x="12.6cm" svg:y="7.114cm">
          <draw:text-box>
            <text:p text:style-name="P6">9.发送支付通知(美唯公众号)</text:p>
          </draw:text-box>
        </draw:frame>
        <draw:connector draw:style-name="gr16" draw:text-style-name="P3" draw:layer="layout" draw:type="line" svg:x1="23.6cm" svg:y1="11.2cm" svg:x2="24.8cm" svg:y2="11.2cm" draw:start-shape="id4" draw:start-glue-point="7" draw:end-shape="id5" draw:end-glue-point="5" svg:d="M23600 11200h1200" svg:viewBox="0 0 1201 1">
          <text:p/>
        </draw:connector>
        <draw:connector draw:style-name="gr11" draw:text-style-name="P3" draw:layer="layout" draw:type="line" svg:x1="3.7cm" svg:y1="11.15cm" svg:x2="20.8cm" svg:y2="11.2cm" draw:start-shape="id1" draw:start-glue-point="10" draw:end-shape="id4" draw:end-glue-point="5" svg:d="M3700 11150l17100 50" svg:viewBox="0 0 171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2" draw:fill-hatch-name="Hatching_20_6" draw:fill-image-name="Bitmap_20_1" draw:auto-grow-width="tru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8T15:48:49.757000000</meta:creation-date>
    <dc:date>2018-05-07T10:05:22.801000000</dc:date>
    <meta:editing-duration>P5DT8H55M5S</meta:editing-duration>
    <meta:editing-cycles>149</meta:editing-cycles>
    <meta:generator>LibreOffice/5.4.0.3$Windows_x86 LibreOffice_project/7556cbc6811c9d992f4064ab9287069087d7f62c</meta:generator>
    <meta:document-statistic meta:object-count="20"/>
  </office:meta>
</office:document-meta>
</file>